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writing-mode="lr-tb"/>
    </style:style>
    <style:style style:name="P2" style:family="paragraph" style:parent-style-name="Text_20_body">
      <style:paragraph-properties fo:margin-top="0cm" fo:margin-bottom="0cm" style:writing-mode="lr-tb"/>
    </style:style>
    <style:style style:name="P3" style:family="paragraph" style:parent-style-name="Text_20_body" style:list-style-name="L1">
      <style:paragraph-properties fo:margin-top="0cm" fo:margin-bottom="0cm" style:writing-mode="lr-tb"/>
    </style:style>
    <style:style style:name="P4" style:family="paragraph" style:parent-style-name="Text_20_body" style:list-style-name="L2">
      <style:paragraph-properties fo:margin-top="0cm" fo:margin-bottom="0cm" style:writing-mode="lr-tb"/>
    </style:style>
    <style:style style:name="P5" style:family="paragraph" style:parent-style-name="Text_20_body" style:list-style-name="L3">
      <style:paragraph-properties fo:margin-top="0cm" fo:margin-bottom="0cm" style:writing-mode="lr-tb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Text_20_body" style:list-style-name="L1">
      <style:paragraph-properties style:writing-mode="lr-tb"/>
    </style:style>
    <style:style style:name="P8" style:family="paragraph" style:parent-style-name="Text_20_body" style:list-style-name="L2">
      <style:paragraph-properties style:writing-mode="lr-tb"/>
    </style:style>
    <style:style style:name="P9" style:family="paragraph" style:parent-style-name="Text_20_body" style:list-style-name="L3">
      <style:paragraph-properties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NE:</text:p>
      <text:p text:style-name="P1"/>
      <text:list xml:id="list1808132846" text:style-name="L1">
        <text:list-item>
          <text:p text:style-name="P3">Authenticate user before login in create user view. </text:p>
        </text:list-item>
        <text:list-item>
          <text:p text:style-name="P3">Create m2m_relationship signal on user__repositories. </text:p>
        </text:list-item>
        <text:list-item>
          <text:p text:style-name="P3">Add navigation bar with object types</text:p>
        </text:list-item>
        <text:list-item>
          <text:p text:style-name="P3">use virtualenv</text:p>
        </text:list-item>
        <text:list-item>
          <text:p text:style-name="P7">django Autoslug module</text:p>
        </text:list-item>
        <text:list-item>
          <text:p text:style-name="P3">create fixtures</text:p>
        </text:list-item>
        <text:list-item>
          <text:p text:style-name="P3">figure out the linking</text:p>
        </text:list-item>
      </text:list>
      <text:p text:style-name="P2"><text:line-break/>TODO:</text:p>
      <text:p text:style-name="P6"/>
      <text:list xml:id="list681759270" text:style-name="L2">
        <text:list-item>
          <text:p text:style-name="P4">set up key on github</text:p>
        </text:list-item>
        <text:list-item>
          <text:p text:style-name="P4">check out django model Meta parameters (<text:a xlink:type="simple" xlink:href="https://docs.djangoproject.com/en/dev/ref/models/options/#available-meta-options" office:target-frame-name="_blank" xlink:show="new">https://docs.djangoproject.com/en/dev/ref/models/options/#available-meta-options</text:a>): </text:p>
          <text:list>
            <text:list-item>
              <text:p text:style-name="P4">get_latest_by</text:p>
            </text:list-item>
          </text:list>
        </text:list-item>
        <text:list-item>
          <text:p text:style-name="P4">CSS the pages:</text:p>
          <text:list>
            <text:list-item>
              <text:p text:style-name="P4"><text:a xlink:type="simple" xlink:href="http://alistapart.com/article/holygrail" office:target-frame-name="_blank" xlink:show="new">http://alistapart.com/article/holygrail</text:a> </text:p>
            </text:list-item>
            <text:list-item>
              <text:p text:style-name="P4"><text:a xlink:type="simple" xlink:href="http://www.w3schools.com/cssref/css3_pr_border-radius.asp" office:target-frame-name="_blank" xlink:show="new">http://www.w3schools.com/cssref/css3_pr_border-radius.asp</text:a> </text:p>
            </text:list-item>
            <text:list-item>
              <text:p text:style-name="P4">django assets</text:p>
            </text:list-item>
          </text:list>
        </text:list-item>
        <text:list-item>
          <text:p text:style-name="P4">error pages</text:p>
          <text:list>
            <text:list-item>
              <text:p text:style-name="P4">500 (<text:a xlink:type="simple" xlink:href="http://cdn.memegenerator.net/images/300x/5423586.jpg" office:target-frame-name="_blank" xlink:show="new">http://cdn.memegenerator.net/images/300x/5423586.jpg</text:a>)</text:p>
            </text:list-item>
            <text:list-item>
              <text:p text:style-name="P4">404</text:p>
            </text:list-item>
            <text:list-item>
              <text:p text:style-name="P4">403</text:p>
            </text:list-item>
            <text:list-item>
              <text:p text:style-name="P4">site is temporarily unavailable</text:p>
            </text:list-item>
          </text:list>
        </text:list-item>
        <text:list-item>
          <text:p text:style-name="P4">figure out the linking of youtube lists, views</text:p>
        </text:list-item>
        <text:list-item>
          <text:p text:style-name="P4">pimp the admin (<text:a xlink:type="simple" xlink:href="https://docs.djangoproject.com/en/1.7/ref/contrib/admin/" office:target-frame-name="_blank" xlink:show="new">https://docs.djangoproject.com/en/1.7/ref/contrib/admin/</text:a>)</text:p>
        </text:list-item>
        <text:list-item>
          <text:p text:style-name="P4">consider Class based views for forms:</text:p>
          <text:list>
            <text:list-item>
              <text:p text:style-name="P4"><text:a xlink:type="simple" xlink:href="https://docs.djangoproject.com/en/dev/topics/class-based-views/" office:target-frame-name="_blank" xlink:show="new">https://docs.djangoproject.com/en/dev/topics/class-based-views/</text:a> </text:p>
            </text:list-item>
            <text:list-item>
              <text:p text:style-name="P4"><text:a xlink:type="simple" xlink:href="https://docs.djangoproject.com/en/dev/topics/class-based-views/generic-editing/" office:target-frame-name="_blank" xlink:show="new">https://docs.djangoproject.com/en/dev/topics/class-based-views/generic-editing/</text:a></text:p>
            </text:list-item>
            <text:list-item>
              <text:p text:style-name="P4"><text:a xlink:type="simple" xlink:href="https://docs.djangoproject.com/en/dev/topics/class-based-views/generic-editing/#ajax-example" office:target-frame-name="_blank" xlink:show="new">https://docs.djangoproject.com/en/dev/topics/class-based-views/generic-editing/#ajax-example</text:a> </text:p>
            </text:list-item>
          </text:list>
        </text:list-item>
        <text:list-item>
          <text:p text:style-name="P4">django form utils module (<text:a xlink:type="simple" xlink:href="https://pypi.python.org/pypi/django-form-utils" office:target-frame-name="_blank" xlink:show="new">https://pypi.python.org/pypi/django-form-utils</text:a>) </text:p>
        </text:list-item>
        <text:list-item>
          <text:p text:style-name="P4">django crispy forms module (<text:a xlink:type="simple" xlink:href="https://github.com/maraujop/django-crispy-forms" office:target-frame-name="_blank" xlink:show="new">https://github.com/maraujop/django-crispy-forms</text:a>)</text:p>
        </text:list-item>
        <text:list-item>
          <text:p text:style-name="P4">creating python modules </text:p>
          <text:list>
            <text:list-item>
              <text:p text:style-name="P4">fuzzy numbers module </text:p>
              <text:list>
                <text:list-item>
                  <text:p text:style-name="P4">core functios</text:p>
                </text:list-item>
                <text:list-item>
                  <text:p text:style-name="P4">Fuzzy number class</text:p>
                </text:list-item>
              </text:list>
            </text:list-item>
          </text:list>
        </text:list-item>
        <text:list-item>
          <text:p text:style-name="P4">add Object type repository view on index page: </text:p>
          <text:list>
            <text:list-item>
              <text:p text:style-name="P4">adding new elements to repository</text:p>
            </text:list-item>
            <text:list-item>
              <text:p text:style-name="P4">validation of proper link</text:p>
            </text:list-item>
            <text:list-item>
              <text:p text:style-name="P4">reading meta information</text:p>
            </text:list-item>
            <text:list-item>
              <text:p text:style-name="P4">dart interface to generate/add new object:</text:p>
              <text:list>
                <text:list-item>
                  <text:p text:style-name="P4">Simulating <text:a xlink:type="simple" xlink:href="http://gabrielecirulli.github.io/2048/" office:target-frame-name="_blank" xlink:show="new">http://gabrielecirulli.github.io/2048/</text:a></text:p>
                  <text:list>
                    <text:list-item>
                      <text:p text:style-name="P4">backend stuff (<text:a xlink:type="simple" xlink:href="https://www.dartlang.org/docs/tutorials/indexeddb/" office:target-frame-name="_blank" xlink:show="new">https://www.dartlang.org/docs/tutorials/indexeddb/</text:a>)</text:p>
                    </text:list-item>
                    <text:list-item>
                      <text:p text:style-name="P4">visualisation (<text:a xlink:type="simple" xlink:href="https://www.dartlang.org/docs/tutorials/futures/" office:target-frame-name="_blank" xlink:show="new">https://www.dartlang.org/docs/tutorials/futures/</text:a>) </text:p>
                    </text:list-item>
                    <text:list-item>
                      <text:p text:style-name="P4">graphs <text:a xlink:type="simple" xlink:href="https://github.com/rakesh-gopal/Google-Dart-Graphing-Tools" office:target-frame-name="_blank" xlink:show="new">https://github.com/rakesh-gopal/Google-Dart-Graphing-Tools</text:a></text:p>
                    </text:list-item>
                  </text:list>
                </text:list-item>
                <text:list-item>
                  <text:p text:style-name="P4"><text:a xlink:type="simple" xlink:href="https://www.dartlang.org/tools/dart2js/" office:target-frame-name="_blank" xlink:show="new">https://www.dartlang.org/tools/dart2js/</text:a> </text:p>
                </text:list-item>
                <text:list-item>
                  <text:p text:style-name="P4">dart angular and polymer:</text:p>
                  <text:list>
                    <text:list-item>
                      <text:p text:style-name="P4"><text:soft-page-break/>angular (<text:a xlink:type="simple" xlink:href="https://github.com/angular/angular.dart" office:target-frame-name="_blank" xlink:show="new">https://github.com/angular/angular.dart</text:a>, <text:a xlink:type="simple" xlink:href="http://pub.dartlang.org/packages/angular_ui" office:target-frame-name="_blank" xlink:show="new">http://pub.dartlang.org/packages/angular_ui</text:a>) </text:p>
                    </text:list-item>
                    <text:list-item>
                      <text:p text:style-name="P4">polymer (<text:a xlink:type="simple" xlink:href="https://www.dartlang.org/polymer-dart/" office:target-frame-name="_blank" xlink:show="new">https://www.dartlang.org/polymer-dart/</text:a>)</text:p>
                    </text:list-item>
                  </text:list>
                </text:list-item>
                <text:list-item>
                  <text:p text:style-name="P4">Tornado to AJAX requests (<text:a xlink:type="simple" xlink:href="https://github.com/koblas/django-on-tornado" office:target-frame-name="_blank" xlink:show="new">https://github.com/koblas/django-on-tornado</text:a>, <text:a xlink:type="simple" xlink:href="http://www.codeproject.com/Articles/644304/Django-and-Tornado-Python-Web-Frameworks" office:target-frame-name="_blank" xlink:show="new">http://www.codeproject.com/Articles/644304/Django-and-Tornado-Python-Web-Frameworks</text:a>, <text:a xlink:type="simple" xlink:href="https://github.com/koblas/django-on-tornado" office:target-frame-name="_blank" xlink:show="new">https://github.com/koblas/django-on-tornado</text:a>, <text:a xlink:type="simple" xlink:href="https://gist.github.com/bdarnell/654157" office:target-frame-name="_blank" xlink:show="new">https://gist.github.com/bdarnell/654157</text:a>) </text:p>
                </text:list-item>
                <text:list-item>
                  <text:p text:style-name="P4">Twisted (<text:a xlink:type="simple" xlink:href="http://twistedmatrix.com/trac/wiki/TwistedProject" office:target-frame-name="_blank" xlink:show="new">http://twistedmatrix.com/trac/wiki/TwistedProject</text:a>)</text:p>
                </text:list-item>
                <text:list-item>
                  <text:p text:style-name="P4">GEvent (<text:a xlink:type="simple" xlink:href="http://www.gevent.org/" office:target-frame-name="_blank" xlink:show="new">http://www.gevent.org/</text:a>) </text:p>
                </text:list-item>
                <text:list-item>
                  <text:p text:style-name="P4">Dart Swipe (<text:a xlink:type="simple" xlink:href="https://www.dartlang.org/samples/swipe/" office:target-frame-name="_blank" xlink:show="new">https://www.dartlang.org/samples/swipe/</text:a>)</text:p>
                </text:list-item>
              </text:list>
            </text:list-item>
            <text:list-item>
              <text:p text:style-name="P4">MEDIA folder</text:p>
            </text:list-item>
            <text:list-item>
              <text:p text:style-name="P4">filtering (<text:a xlink:type="simple" xlink:href="https://github.com/alex/django-filter" office:target-frame-name="_blank" xlink:show="new">https://github.com/alex/django-filter</text:a>):</text:p>
              <text:list>
                <text:list-item>
                  <text:p text:style-name="P4">by categories</text:p>
                </text:list-item>
              </text:list>
            </text:list-item>
          </text:list>
        </text:list-item>
        <text:list-item>
          <text:p text:style-name="P4">django-debug-toolbar (<text:a xlink:type="simple" xlink:href="https://github.com/django-debug-toolbar/django-debug-toolbar" office:target-frame-name="_blank" xlink:show="new">https://github.com/django-debug-toolbar/django-debug-toolbar</text:a>)</text:p>
        </text:list-item>
        <text:list-item>
          <text:p text:style-name="P4">profiling (<text:a xlink:type="simple" xlink:href="https://gun.io/blog/fast-as-fuck-django-part-1-using-a-profiler/" office:target-frame-name="_blank" xlink:show="new">https://gun.io/blog/fast-as-fuck-django-part-1-using-a-profiler/</text:a>)</text:p>
        </text:list-item>
        <text:list-item>
          <text:p text:style-name="P4">creating new lists:</text:p>
          <text:list>
            <text:list-item>
              <text:p text:style-name="P4">create list based on repository and filtering (<text:a xlink:type="simple" xlink:href="https://docs.djangoproject.com/en/dev/topics/db/queries/" office:target-frame-name="_blank" xlink:show="new">https://docs.djangoproject.com/en/dev/topics/db/queries/</text:a>) </text:p>
            </text:list-item>
            <text:list-item>
              <text:p text:style-name="P4">adding new elements to list</text:p>
            </text:list-item>
            <text:list-item>
              <text:p text:style-name="P4">showing list:</text:p>
            </text:list-item>
            <text:list-item>
              <text:p text:style-name="P4">pagination (<text:a xlink:type="simple" xlink:href="https://docs.djangoproject.com/en/dev/topics/pagination/" office:target-frame-name="_blank" xlink:show="new">https://docs.djangoproject.com/en/dev/topics/pagination/</text:a>, <text:a xlink:type="simple" xlink:href="https://pypi.python.org/pypi/django-pagination/1.0.7" office:target-frame-name="_blank" xlink:show="new">https://pypi.python.org/pypi/django-pagination/1.0.7</text:a>)</text:p>
            </text:list-item>
          </text:list>
        </text:list-item>
        <text:list-item>
          <text:p text:style-name="P4">UI for comparing objects inside list</text:p>
        </text:list-item>
        <text:list-item>
          <text:p text:style-name="P4">Watching and applying changes real time:</text:p>
          <text:list>
            <text:list-item>
              <text:p text:style-name="P4">MongoDB (<text:a xlink:type="simple" xlink:href="https://www.mongodb.org/" office:target-frame-name="_blank" xlink:show="new">https://www.mongodb.org/</text:a>)</text:p>
            </text:list-item>
            <text:list-item>
              <text:p text:style-name="P4">Protocol buffers (<text:a xlink:type="simple" xlink:href="https://code.google.com/p/protobuf/" office:target-frame-name="_blank" xlink:show="new">https://code.google.com/p/protobuf/</text:a>) </text:p>
            </text:list-item>
            <text:list-item>
              <text:p text:style-name="P4">Websockets:</text:p>
              <text:list>
                <text:list-item>
                  <text:p text:style-name="P4">Tornado (<text:a xlink:type="simple" xlink:href="http://www.tornadoweb.org/en/branch2.1/websocket.html" office:target-frame-name="_blank" xlink:show="new">http://www.tornadoweb.org/en/branch2.1/websocket.html</text:a>)</text:p>
                </text:list-item>
                <text:list-item>
                  <text:p text:style-name="P4">Twisted (<text:a xlink:type="simple" xlink:href="http://twistedmatrix.com/trac/export/29073/branches/websocket-4173-2/doc/web/howto/websocket.xhtml" office:target-frame-name="_blank" xlink:show="new">http://twistedmatrix.com/trac/export/29073/branches/websocket-4173-2/doc/web/howto/websocket.xhtml</text:a>) </text:p>
                </text:list-item>
                <text:list-item>
                  <text:p text:style-name="P4">Django (<text:a xlink:type="simple" xlink:href="http://jpadilla.com/post/74391616727/the-easiest-way-to-add-websockets-to-django" office:target-frame-name="_blank" xlink:show="new">http://jpadilla.com/post/74391616727/the-easiest-way-to-add-websockets-to-django</text:a>, <text:a xlink:type="simple" xlink:href="https://pypi.python.org/pypi/django-websocket" office:target-frame-name="_blank" xlink:show="new">https://pypi.python.org/pypi/django-websocket</text:a>)</text:p>
                </text:list-item>
              </text:list>
            </text:list-item>
          </text:list>
        </text:list-item>
        <text:list-item>
          <text:p text:style-name="P4">creating views</text:p>
        </text:list-item>
        <text:list-item>
          <text:p text:style-name="P4">creating brackets</text:p>
        </text:list-item>
        <text:list-item>
          <text:p text:style-name="P4">tests</text:p>
          <text:list>
            <text:list-item>
              <text:p text:style-name="P4">fixtures in tests (<text:a xlink:type="simple" xlink:href="https://docs.djangoproject.com/en/dev/topics/testing/tools/#fixture-loading" office:target-frame-name="_blank" xlink:show="new">https://docs.djangoproject.com/en/dev/topics/testing/tools/#fixture-loading</text:a>) </text:p>
            </text:list-item>
            <text:list-item>
              <text:p text:style-name="P4">dart unittest (<text:a xlink:type="simple" xlink:href="http://pub.dartlang.org/packages/unittest" office:target-frame-name="_blank" xlink:show="new">http://pub.dartlang.org/packages/unittest</text:a>)</text:p>
            </text:list-item>
            <text:list-item>
              <text:p text:style-name="P4">Selenium (<text:a xlink:type="simple" xlink:href="http://docs.seleniumhq.org/" office:target-frame-name="_blank" xlink:show="new">http://docs.seleniumhq.org/</text:a>)</text:p>
            </text:list-item>
            <text:list-item>
              <text:p text:style-name="P4">Jenkins (<text:a xlink:type="simple" xlink:href="http://jenkins-ci.org/" office:target-frame-name="_blank" xlink:show="new">http://jenkins-ci.org/</text:a>)</text:p>
            </text:list-item>
          </text:list>
        </text:list-item>
        <text:list-item>
          <text:p text:style-name="P4">Integrate GA</text:p>
        </text:list-item>
        <text:list-item>
          <text:p text:style-name="P4">find way to publish code (<text:a xlink:type="simple" xlink:href="http://docs.fabfile.org/en/1.8/" office:target-frame-name="_blank" xlink:show="new">http://docs.fabfile.org/en/1.8/</text:a>) </text:p>
        </text:list-item>
        <text:list-item>
          <text:p text:style-name="P4">Project on heroku (<text:a xlink:type="simple" xlink:href="https://www.heroku.com/" office:target-frame-name="_blank" xlink:show="new">https://www.heroku.com/</text:a>) or somewhere else</text:p>
        </text:list-item>
        <text:list-item>
          <text:p text:style-name="P4">Social login</text:p>
          <text:list>
            <text:list-item>
              <text:p text:style-name="P4">Facebook (<text:a xlink:type="simple" xlink:href="https://github.com/tschellenbach/Django-facebook" office:target-frame-name="_blank" xlink:show="new">https://github.com/tschellenbach/Django-facebook</text:a>) </text:p>
            </text:list-item>
            <text:list-item>
              <text:p text:style-name="P4">G+ (<text:a xlink:type="simple" xlink:href="https://github.com/aniav/django-google-plus-starter" office:target-frame-name="_blank" xlink:show="new">https://github.com/aniav/django-google-plus-starter</text:a>) </text:p>
            </text:list-item>
            <text:list-item>
              <text:p text:style-name="P8">oAuth2 (<text:a xlink:type="simple" xlink:href="http://blog.dartwatch.com/2013/04/sign-in-with-google-using-google-oauth2.html" office:target-frame-name="_blank" xlink:show="new">http://blog.dartwatch.com/2013/04/sign-in-with-google-using-google-oauth2.html</text:a>, <text:a xlink:type="simple" xlink:href="http://pub.dartlang.org/packages/google_oauth2_client" office:target-frame-name="_blank" xlink:show="new">http://pub.dartlang.org/packages/google_oauth2_client</text:a>)</text:p>
            </text:list-item>
          </text:list>
        </text:list-item>
      </text:list>
      <text:p text:style-name="P2"/>
      <text:p text:style-name="P6">TODO LATER:</text:p>
      <text:list xml:id="list1149185175" text:style-name="L3">
        <text:list-item>
          <text:p text:style-name="P5">localized links </text:p>
        </text:list-item>
        <text:list-item>
          <text:p text:style-name="P5"><text:soft-page-break/>translations </text:p>
        </text:list-item>
        <text:list-item>
          <text:p text:style-name="P5">caching</text:p>
        </text:list-item>
        <text:list-item>
          <text:p text:style-name="P5">utilize all settings options (<text:a xlink:type="simple" xlink:href="https://docs.djangoproject.com/en/dev/ref/settings/" office:target-frame-name="_blank" xlink:show="new">https://docs.djangoproject.com/en/dev/ref/settings/</text:a>) </text:p>
        </text:list-item>
        <text:list-item>
          <text:p text:style-name="P5">css animations (<text:a xlink:type="simple" xlink:href="https://developer.mozilla.org/en-US/docs/Web/Guide/CSS/Using_CSS_animations" office:target-frame-name="_blank" xlink:show="new">https://developer.mozilla.org/en-US/docs/Web/Guide/CSS/Using_CSS_animations</text:a>)</text:p>
        </text:list-item>
        <text:list-item>
          <text:p text:style-name="P5">feeds (<text:a xlink:type="simple" xlink:href="https://docs.djangoproject.com/en/dev/ref/contrib/syndication/" office:target-frame-name="_blank" xlink:show="new">https://docs.djangoproject.com/en/dev/ref/contrib/syndication/</text:a>) </text:p>
        </text:list-item>
        <text:list-item>
          <text:p text:style-name="P5">AB testing</text:p>
        </text:list-item>
        <text:list-item>
          <text:p text:style-name="P5">extensions (chrome, opera)</text:p>
        </text:list-item>
        <text:list-item>
          <text:p text:style-name="P5">Sentry (<text:a xlink:type="simple" xlink:href="https://www.djangopackages.com/packages/p/sentry/" office:target-frame-name="_blank" xlink:show="new">https://www.djangopackages.com/packages/p/sentry/</text:a>) </text:p>
          <text:list>
            <text:list-item>
              <text:p text:style-name="P9">Raven (<text:a xlink:type="simple" xlink:href="http://raven.readthedocs.org/en/latest/install/" office:target-frame-name="_blank" xlink:show="new">http://raven.readthedocs.org/en/latest/install/</text:a>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roid Sans Mono" style:font-name-asian="Droid Sans Fallback1" style:font-name-complex="FreeSerif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21:08:12</meta:creation-date>
    <dc:date>2014-04-11T00:25:46</dc:date>
    <meta:editing-duration>PT3H15M47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3" meta:paragraph-count="93" meta:word-count="375" meta:character-count="4509" meta:non-whitespace-character-count="4288"/>
  </office:meta>
</office:document-meta>
</file>